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margin-top="0cm" fo:margin-bottom="0.101cm" loext:contextual-spacing="false"/>
      <style:text-properties fo:language="en" fo:country="US"/>
    </style:style>
    <style:style style:name="P2" style:family="paragraph" style:parent-style-name="Table_20_Contents">
      <style:paragraph-properties fo:text-align="end" style:justify-single-word="false"/>
      <style:text-properties style:font-name="arial" fo:language="en" fo:country="US" fo:font-weight="bold"/>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margin-top="0cm" fo:margin-bottom="0.101cm" loext:contextual-spacing="false" fo:text-align="justify" style:justify-single-word="false"/>
      <style:text-properties style:font-name="Times" fo:font-size="12pt" fo:language="en" fo:country="US"/>
    </style:style>
    <style:style style:name="P5" style:family="paragraph" style:parent-style-name="Text_20_body">
      <style:paragraph-properties fo:margin-top="0cm" fo:margin-bottom="0.101cm" loext:contextual-spacing="false"/>
      <style:text-properties style:font-name="Times" fo:font-size="12pt" fo:language="en" fo:country="US" officeooo:paragraph-rsid="0027381c"/>
    </style:style>
    <style:style style:name="P6" style:family="paragraph" style:parent-style-name="Text_20_body">
      <style:paragraph-properties fo:margin-top="0cm" fo:margin-bottom="0.101cm" loext:contextual-spacing="false" fo:text-align="justify" style:justify-single-word="false"/>
    </style:style>
    <style:style style:name="P7" style:family="paragraph" style:parent-style-name="Text_20_body">
      <style:paragraph-properties fo:margin-top="0cm" fo:margin-bottom="0.101cm" loext:contextual-spacing="false" fo:text-align="justify" style:justify-single-word="false"/>
      <style:text-properties officeooo:paragraph-rsid="002526fc"/>
    </style:style>
    <style:style style:name="P8" style:family="paragraph" style:parent-style-name="Text_20_body">
      <style:paragraph-properties fo:margin-top="0cm" fo:margin-bottom="0.101cm" loext:contextual-spacing="false" fo:text-align="justify" style:justify-single-word="false"/>
      <style:text-properties officeooo:paragraph-rsid="0026dd91"/>
    </style:style>
    <style:style style:name="P9" style:family="paragraph" style:parent-style-name="Text_20_body" style:list-style-name="L3">
      <style:paragraph-properties fo:margin-top="0cm" fo:margin-bottom="0.101cm" loext:contextual-spacing="false" fo:text-align="justify" style:justify-single-word="false"/>
      <style:text-properties officeooo:paragraph-rsid="0026dd91"/>
    </style:style>
    <style:style style:name="P10" style:family="paragraph" style:parent-style-name="Text_20_body" style:list-style-name="L3">
      <style:paragraph-properties fo:margin-top="0cm" fo:margin-bottom="0.101cm" loext:contextual-spacing="false" fo:text-align="justify" style:justify-single-word="false"/>
      <style:text-properties officeooo:paragraph-rsid="0027381c"/>
    </style:style>
    <style:style style:name="P11" style:family="paragraph" style:parent-style-name="Text_20_body">
      <style:paragraph-properties fo:margin-top="0cm" fo:margin-bottom="0.101cm" loext:contextual-spacing="false" fo:text-align="justify" style:justify-single-word="false"/>
      <style:text-properties officeooo:paragraph-rsid="0027381c"/>
    </style:style>
    <style:style style:name="P12" style:family="paragraph" style:parent-style-name="Text_20_body">
      <style:paragraph-properties fo:margin-top="0cm" fo:margin-bottom="0.101cm" loext:contextual-spacing="false" fo:line-height="115%" fo:text-align="justify" style:justify-single-word="false"/>
      <style:text-properties fo:language="en" fo:country="US" officeooo:rsid="002298a7" officeooo:paragraph-rsid="002298a7"/>
    </style:style>
    <style:style style:name="P13" style:family="paragraph" style:parent-style-name="Text_20_body" style:list-style-name="L2">
      <style:paragraph-properties fo:margin-top="0cm" fo:margin-bottom="0.101cm" loext:contextual-spacing="false" fo:line-height="115%" fo:text-align="justify" style:justify-single-word="false"/>
      <style:text-properties fo:language="en" fo:country="US" officeooo:rsid="002298a7" officeooo:paragraph-rsid="002298a7"/>
    </style:style>
    <style:style style:name="P14" style:family="paragraph" style:parent-style-name="Text_20_body">
      <style:paragraph-properties fo:margin-top="0cm" fo:margin-bottom="0.101cm" loext:contextual-spacing="false" fo:line-height="115%" fo:text-align="justify" style:justify-single-word="false"/>
      <style:text-properties fo:language="en" fo:country="US" officeooo:paragraph-rsid="002298a7"/>
    </style:style>
    <style:style style:name="P15" style:family="paragraph" style:parent-style-name="Text_20_body" style:list-style-name="L2">
      <style:paragraph-properties fo:margin-top="0cm" fo:margin-bottom="0.101cm" loext:contextual-spacing="false" fo:line-height="115%" fo:text-align="justify" style:justify-single-word="false"/>
      <style:text-properties fo:language="en" fo:country="US" officeooo:paragraph-rsid="002298a7"/>
    </style:style>
    <style:style style:name="P16" style:family="paragraph" style:parent-style-name="Text_20_body">
      <style:paragraph-properties fo:margin-top="0cm" fo:margin-bottom="0cm" loext:contextual-spacing="false" fo:text-align="justify" style:justify-single-word="false"/>
      <style:text-properties fo:language="en" fo:country="US" officeooo:paragraph-rsid="0028423d"/>
    </style:style>
    <style:style style:name="P17" style:family="paragraph" style:parent-style-name="Title">
      <style:text-properties style:font-name="Liberation Sans" fo:font-size="16pt" fo:language="en" fo:country="US" fo:font-weight="bold" officeooo:rsid="002298a7" officeooo:paragraph-rsid="002298a7" style:font-name-asian="Noto Sans CJK SC" style:font-size-asian="16pt" style:font-weight-asian="bold" style:font-name-complex="Lohit Devanagari" style:font-size-complex="16pt" style:font-weight-complex="bold"/>
    </style:style>
    <style:style style:name="P18" style:family="paragraph" style:parent-style-name="Title">
      <style:text-properties fo:font-size="20pt" fo:language="en" fo:country="US" style:font-size-asian="20pt" style:font-size-complex="20pt"/>
    </style:style>
    <style:style style:name="T1" style:family="text">
      <style:text-properties fo:font-style="italic"/>
    </style:style>
    <style:style style:name="T2" style:family="text">
      <style:text-properties fo:font-size="12pt" style:font-size-asian="12pt" style:font-size-complex="12pt"/>
    </style:style>
    <style:style style:name="T3" style:family="text">
      <style:text-properties fo:font-size="12pt" officeooo:rsid="002298a7" style:font-size-asian="12pt" style:font-size-complex="12pt"/>
    </style:style>
    <style:style style:name="T4" style:family="text">
      <style:text-properties fo:font-size="12pt" officeooo:rsid="00243870" style:font-size-asian="12pt" style:font-size-complex="12pt"/>
    </style:style>
    <style:style style:name="T5" style:family="text">
      <style:text-properties fo:font-size="12pt" officeooo:rsid="002526fc"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officeooo:rsid="002298a7" style:font-size-asian="12pt" style:font-style-asian="italic" style:font-size-complex="12pt" style:font-style-complex="italic"/>
    </style:style>
    <style:style style:name="T8" style:family="text">
      <style:text-properties fo:font-size="12pt" fo:font-style="italic" officeooo:rsid="00243870" style:font-size-asian="12pt" style:font-style-asian="italic" style:font-size-complex="12pt" style:font-style-complex="italic"/>
    </style:style>
    <style:style style:name="T9" style:family="text">
      <style:text-properties fo:font-size="12pt" fo:font-style="italic" officeooo:rsid="002526fc" style:font-size-asian="12pt" style:font-style-asian="italic" style:font-size-complex="12pt" style:font-style-complex="italic"/>
    </style:style>
    <style:style style:name="T10" style:family="text">
      <style:text-properties officeooo:rsid="002526fc"/>
    </style:style>
    <style:style style:name="T11" style:family="text">
      <style:text-properties style:font-name="Times" fo:font-size="12pt"/>
    </style:style>
    <style:style style:name="T12" style:family="text">
      <style:text-properties style:font-name="Times" fo:font-size="12pt" fo:language="en" fo:country="US"/>
    </style:style>
    <style:style style:name="T13" style:family="text">
      <style:text-properties style:font-name="Times" fo:font-size="12pt" fo:language="en" fo:country="US" officeooo:rsid="002526fc"/>
    </style:style>
    <style:style style:name="T14" style:family="text">
      <style:text-properties style:font-name="Times" fo:font-size="12pt" fo:language="en" fo:country="US" officeooo:rsid="0026dd91"/>
    </style:style>
    <style:style style:name="T15" style:family="text">
      <style:text-properties style:font-name="Times" fo:font-size="12pt" fo:language="en" fo:country="US" fo:font-style="italic"/>
    </style:style>
    <style:style style:name="T16" style:family="text">
      <style:text-properties style:font-name="Times" fo:font-size="12pt" fo:language="en" fo:country="US" fo:font-style="italic" officeooo:rsid="0026dd91"/>
    </style:style>
    <style:style style:name="T17" style:family="text">
      <style:text-properties style:font-name="Times" fo:font-size="12pt" fo:language="en" fo:country="US" officeooo:rsid="0027381c"/>
    </style:style>
    <style:style style:name="T18" style:family="text">
      <style:text-properties style:font-name="Times" fo:font-size="12pt" fo:language="en" fo:country="US" officeooo:rsid="0028423d"/>
    </style:style>
    <style:style style:name="T19" style:family="text">
      <style:text-properties style:font-name="Times" fo:font-size="12pt" fo:font-style="italic"/>
    </style:style>
    <style:style style:name="T20" style:family="text">
      <style:text-properties style:font-name="Times" fo:font-size="12pt" officeooo:rsid="0028423d"/>
    </style:style>
    <style:style style:name="T21" style:family="text">
      <style:text-properties officeooo:rsid="0027381c"/>
    </style:style>
    <style:style style:name="T22" style:family="text">
      <style:text-properties style:text-position="super 58%"/>
    </style:style>
    <style:style style:name="T23" style:family="text">
      <style:text-properties style:text-position="super 58%" style:font-name="Times" fo:font-size="12pt" fo:language="en" fo:country="US"/>
    </style:style>
    <style:style style:name="T24" style:family="text">
      <style:text-properties style:text-position="0% 100%"/>
    </style:style>
    <style:style style:name="T25" style:family="text">
      <style:text-properties officeooo:rsid="0028423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52cm" fo:text-indent="-0.635cm" fo:margin-left="0.8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Introduction to the <text:span text:style-name="T10">17th Interdisciplinary </text:span>Discussion</text:p>
      <text:p text:style-name="P3"><text:span text:style-name="T2">Hans-Gert Gräbe, </text:span><text:span text:style-name="T3">05.02</text:span><text:span text:style-name="T2">.2021</text:span></text:p>
      <text:p text:style-name="P4">The 17th edition of our series of interdisciplinary discussions takes place under the special <text:span text:style-name="T10">c</text:span>onditions of the corona pandemic.</text:p>
      <text:p text:style-name="P7"><text:span text:style-name="T12">The interdisciplinary discussions are the highlight at the end of each semester of our </text:span><text:span text:style-name="T13">i</text:span><text:span text:style-name="T12">nterdisciplinary courses, where we have so far with 1..2 invited experts deepened aspects of digital change over coffee and </text:span><text:span text:style-name="T13">sandwiches </text:span><text:span text:style-name="T12">in </text:span><text:span text:style-name="T13">a </text:span><text:span text:style-name="T12">room of </text:span><text:span text:style-name="T13">the </text:span><text:span text:style-name="T12">Research Academy Leipzig. None of this is possible under corona conditions, and so our </text:span><text:span text:style-name="T13">discussion </text:span><text:span text:style-name="T12">at the end of the summer semester 2020 </text:span><text:span text:style-name="T13">had to </text:span><text:span text:style-name="T12">be canceled. I'm all the more pleased that you have accepted our invitation to an online variant. It has a minus – we can</text:span><text:span text:style-name="T13">not serve</text:span><text:span text:style-name="T12"> coffee and </text:span><text:span text:style-name="T13">sandwiches</text:span><text:span text:style-name="T12"> – but also a plus – participants and speakers don't have to </text:span><text:span text:style-name="T13">come to </text:span><text:span text:style-name="T12">Leipzig </text:span><text:span text:style-name="T13">to take part in the discussion</text:span><text:span text:style-name="T12">. The latter opens up potential that we were able to exploit for the </text:span><text:span text:style-name="T13">p</text:span><text:span text:style-name="T12">rice of transition to English as the working language.</text:span></text:p>
      <text:p text:style-name="P8"><text:span text:style-name="T12">I </text:span><text:span text:style-name="T14">informed </text:span><text:span text:style-name="T12">the registered participants </text:span><text:span text:style-name="T14">once more </text:span><text:span text:style-name="T12">in advance about the approximate </text:span><text:span text:style-name="T14">schedule</text:span><text:span text:style-name="T12">, so I'll save that. Today, the focus is on exchange </text:span><text:span text:style-name="T14">among colleagues</text:span><text:span text:style-name="T12">, for what sufficient time is planned. Please only switch </text:span><text:span text:style-name="T14">on </text:span><text:span text:style-name="T12">your microphone when you want to speak, and </text:span><text:span text:style-name="T14">consider </text:span><text:span text:style-name="T12">also use the chat to </text:span><text:span text:style-name="T14">add comments, questions and statements</text:span><text:span text:style-name="T12">. We plan to publish all of </text:span><text:span text:style-name="T14">the m</text:span><text:span text:style-name="T12">aterials – also the chat – </text:span><text:span text:style-name="T14">so </text:span><text:span text:style-name="T12">please note in the chat if your name should appear only </text:span><text:span text:style-name="T14">in </text:span><text:span text:style-name="T12">abbreviated </text:span><text:span text:style-name="T14">form</text:span><text:span text:style-name="T12">.</text:span></text:p>
      <text:p text:style-name="P6"><text:span text:style-name="T12">Finally, a few comments on the subject of today's discussion. We </text:span><text:span text:style-name="T14">are working </text:span><text:span text:style-name="T12">here in Leipzig for several years </text:span><text:span text:style-name="T14">on </text:span><text:span text:style-name="T12">systematic innovation methodologies </text:span><text:span text:style-name="T14">with </text:span><text:span text:style-name="T12">TRIZ – the </text:span><text:span text:style-name="T14">T</text:span><text:span text:style-name="T12">heory of </text:span><text:span text:style-name="T14">I</text:span><text:span text:style-name="T12">nventi</text:span><text:span text:style-name="T14">ve</text:span><text:span text:style-name="T12"> </text:span><text:span text:style-name="T14">P</text:span><text:span text:style-name="T12">roblem </text:span><text:span text:style-name="T14">Solving</text:span><text:span text:style-name="T12"> – at </text:span><text:span text:style-name="T14">its </text:span><text:span text:style-name="T12">center. TRIZ mainly deals with particularly difficult problems, </text:span><text:span text:style-name="T14">that are hard to solve due to </text:span><text:span text:style-name="T12">obstacles that result from fundamental contradictions in the requirements. TRIZ offers a </text:span><text:span text:style-name="T14">large </text:span><text:span text:style-name="T12">toolbox of </text:span><text:span text:style-name="T14">widely approved </text:span><text:span text:style-name="T12">methods that are often surprisingly quick lead to solutions to problems that </text:span><text:span text:style-name="T14">could not be tackled by </text:span><text:span text:style-name="T12">other methods </text:span><text:span text:style-name="T14">over years</text:span><text:span text:style-name="T12">.</text:span></text:p>
      <text:p text:style-name="P6"><text:span text:style-name="T12">The </text:span><text:span text:style-name="T14">systematization</text:span><text:span text:style-name="T12"> and generalization of TRIZ theory </text:span><text:span text:style-name="T14">are </text:span><text:span text:style-name="T12">essentially </text:span><text:span text:style-name="T14">based on </text:span><text:span text:style-name="T12">decades of processing engineering </text:span><text:span text:style-name="T14">and </text:span><text:span text:style-name="T12">technical experience. Besides a glossary from about 700 terms a universe of justification structures emerged in which the methodological instruments are embedded. In our seminar </text:span><text:span text:style-name="T14">in </text:span><text:span text:style-name="T12">this </text:span><text:span text:style-name="T14">s</text:span><text:span text:style-name="T12">emester </text:span><text:span text:style-name="T14">we </text:span><text:span text:style-name="T12">mainly </text:span><text:span text:style-name="T14">studied </text:span><text:span text:style-name="T12">the </text:span><text:span text:style-name="T15">laws of the evolution of technical and general systems</text:span><text:span text:style-name="T12">, which form the keystone in that hierarchy of justification. We </text:span><text:span text:style-name="T14">compared </text:span><text:span text:style-name="T12">the approaches from different TRIZ schools and came to the following results:</text:span></text:p>
      <text:list xml:id="list2653687431" text:style-name="L3">
        <text:list-item>
          <text:p text:style-name="P9"><text:span text:style-name="T12">Mathematicians, physicists, engineers, managers and lawyers understand the term "Law" </text:span><text:span text:style-name="T14">in different ways</text:span><text:span text:style-name="T12">. Common to all </text:span><text:span text:style-name="T14">these </text:span><text:span text:style-name="T12">understandings is that </text:span><text:span text:style-name="T14">for </text:span><text:span text:style-name="T16">intelligible </text:span><text:span text:style-name="T15">action </text:span><text:span text:style-name="T12">these connections must not be ignored.</text:span></text:p>
        </text:list-item>
        <text:list-item>
          <text:p text:style-name="P10"><text:span text:style-name="T12">Laws as stable justification </text:span><text:span text:style-name="T17">forms </text:span><text:span text:style-name="T12">are part of the </text:span><text:span text:style-name="T15">institutionalized </text:span><text:span text:style-name="T16">ways of p</text:span><text:span text:style-name="T15">roce</text:span><text:span text:style-name="T16">ssing </text:span><text:span text:style-name="T12">in which we </text:span><text:span text:style-name="T17">structure and </text:span><text:span text:style-name="T12">organize our social </text:span><text:span text:style-name="T17">life, </text:span><text:span text:style-name="T12">and </text:span><text:span text:style-name="T17">this </text:span><text:span text:style-name="T12">form</text:span><text:span text:style-name="T17">s</text:span><text:span text:style-name="T12"> together with the </text:span><text:span text:style-name="T15">socially available procedural knowledge </text:span><text:span text:style-name="T12">as well as </text:span><text:span text:style-name="T17">the </text:span><text:span text:style-name="T15">private procedural skills </text:span><text:span text:style-name="T12">the triad of our concept of technology.</text:span></text:p>
        </text:list-item>
        <text:list-item>
          <text:p text:style-name="P10"><text:span text:style-name="T12">As technological development advances, these stable justification </text:span><text:span text:style-name="T17">forms</text:span><text:span text:style-name="T12"> also </text:span><text:span text:style-name="T17">continue to </text:span><text:span text:style-name="T12">develop.</text:span></text:p>
        </text:list-item>
      </text:list>
      <text:p text:style-name="P11"><text:span text:style-name="T12">With the focus on engineering action, we also </text:span><text:span text:style-name="T18">rely on </text:span><text:span text:style-name="T12">a specific of the 20</text:span><text:span text:style-name="T23">th</text:span><text:span text:style-name="T12"> </text:span><text:span text:style-name="T18">c</text:span><text:span text:style-name="T12">entury, in which </text:span><text:span text:style-name="T15">the engineering profession</text:span><text:span text:style-name="T12"> </text:span><text:span text:style-name="T18">matured</text:span><text:span text:style-name="T12">. In this fairway, the concept of </text:span><text:span text:style-name="T15">science</text:span><text:span text:style-name="T12"> itself changed, from a </text:span><text:span text:style-name="T18">largely </text:span><text:span text:style-name="T12">speculative philosophy </text:span><text:span text:style-name="T18">of nature in </text:span><text:span text:style-name="T12">the 19</text:span><text:span text:style-name="T23">th</text:span><text:span text:style-name="T12"> century to the "modern science" of the 20</text:span><text:span text:style-name="T23">th</text:span><text:span text:style-name="T12"> </text:span><text:span text:style-name="T18">c</text:span><text:span text:style-name="T12">entury.</text:span></text:p>
      <text:p text:style-name="P5"><text:soft-page-break/>I hope that we can take up and deepen these aspects in today's discussion.</text:p>
      <text:p text:style-name="P16"><text:span text:style-name="T11">We begin the discussion with </text:span><text:span text:style-name="T20">the </text:span><text:span text:style-name="T11">impulse contribution </text:span><text:span text:style-name="T20">by </text:span><text:span text:style-name="T11">Nikolay Shpakovsky, Target Invention Minsk, long-time consultant at SAMSUNG, TRIZ Master number 69, member of </text:span><text:span text:style-name="T20">the </text:span><text:span text:style-name="T11">TRIZ Master Council, on the important concept of </text:span><text:span text:style-name="T19">system</text:span><text:span text:style-name="T11"> as a fundamental structuring approach </text:span><text:span text:style-name="T20">not </text:span><text:span text:style-name="T11">only in the world of engineers. </text:span></text:p>
      <text:section text:style-name="Sect1" text:name="goog-gt-tt">
        <text:p text:style-name="P18">Deutsche Version</text:p>
      </text:section>
      <text:p text:style-name="P12"><text:span text:style-name="T2">Die 17. Auflage unserer Reihe Interdisziplinärer Gespräche findet unter den besonderen Bedingun</text:span><text:span text:style-name="T5">­</text:span><text:span text:style-name="T2">gen der Corona-Pandemie statt.</text:span></text:p>
      <text:p text:style-name="P14"><text:span text:style-name="T3">Die Interdisziplinären Gespräche sind zum Ende jedes Semesters der Höhepunkt unseres Interdiszi</text:span><text:span text:style-name="T5">­</text:span><text:span text:style-name="T3">plinären Lehrangebots, wo wir bisher mit 1..2 eingeladenen Experten in den Räumen der Research Academy Leipzig bei Kaffee und Brötchen Aspekte des digitalen Wandels vertieft diskutiert haben. All dies ist unter Coronabedingungen nicht möglich, und so musste unser Gespräch zum Ende des Sommersemesters 2020 ausfallen. Umso mehr freue ich mich, dass Sie unserer Einladung zu einer Online-Variante gefolgt sind. Sie hat ein Minus – wir können Kaffee und Brötchen nicht servieren –, aber auch ein Plus – Teilnehmer und Referenten müssen nicht in Präsenz nach Leipzig anreisen. Letzteres eröffnet Potenzial, das wir ausschöpfen konnten, um den Preis des Übergangs auf Englisch als Arbeitssprache.</text:span></text:p>
      <text:p text:style-name="P12"><text:span text:style-name="T2">Über den ungefähren Fahrplan hatte ich die angemeldeten Teilnehmer im Vorfeld nach einmal infor</text:span><text:span text:style-name="T5">­</text:span><text:span text:style-name="T2">miert, das spare ich mir also. Im Mittelpunkt steht heute der kollegiale Austausch, wofür ausrei</text:span><text:span text:style-name="T5">­</text:span><text:span text:style-name="T2">chend Zeit eingeplant ist. Bitte schalten Sie Ihr Mikro nur ein, wenn Sie sprechen wollen, und nutzen Sie auch die Möglichkeiten des Chat zu Äußerungen. Wir planen die Veröffentlichung aller Materialien – auch des Chat –, bitte vermerken Sie im Chat, wenn Ihr Name dabei nur abgekürzt erscheinen soll. </text:span></text:p>
      <text:p text:style-name="P12"><text:span text:style-name="T2">Zuletzt noch ein paar Anmerkungen zum Thema der heutigen Diskussion. Wir beschäftigen uns hier in Leipzig seit mehreren Jahren mit systematischen Innovationsmethodiken, wobei die TRIZ-Theorie – die Theorie der Lösung von Erfindungsaufgaben – im Zentrum steht. TRIZ ist eine Theorie, die sich vor allem um besonders schwierige Probleme kümmert, vor deren Lösung sich Hindernisse auftürmen, die aus fundamentalen Widersprüchen in den Anforderungen resultieren. Dazu bietet TRIZ einen Werkzeugkasten vielfach bewährter Methoden, die oft erstaunlich schnell zu Lösungen von Problemen führen, an denen man sich mit anderen Methoden lange die Zähne ausgebissen hat.</text:span></text:p>
      <text:p text:style-name="P12"><text:span text:style-name="T2">Die Systematisierungen und Verallgemeinerungen der TRIZ-Theorie resultieren wesentlich aus der jahrzehntelangen Aufarbeitung ingenieur-technischer Erfahrungen. Dabei ist neben einem Glossar von etwa 700 Begriffen auch ein Universum von Begründungsstrukturen entstanden, in welches die methodischen Instrumente eingebettet sind. In unserem Seminar haben wir uns in diesem Semester vor allem für die </text:span><text:span text:style-name="T6">Gesetze der Evolution technischer und allgemeiner Systeme</text:span><text:span text:style-name="T2"> interessiert, die in jener Begründungshierarchie gewissermaßen den Schlussstein bilden. Wir haben die Ansätze verschiedener TRIZ-Schulen verglichen und sind dabei zu folgenden Ergebnissen gekommen:</text:span></text:p>
      <text:list xml:id="list1040777855" text:style-name="L2">
        <text:list-item>
          <text:p text:style-name="P15"><text:span text:style-name="T3">Mathematiker, Physiker, Ingenieure, Manager und Juristen verstehen unter dem Begriff „Gesetz“ verschiedenes. Gemeinsam ist allen Verständnissen, dass </text:span><text:span text:style-name="T7">vernünftiges Handeln </text:span><text:span text:style-name="T3">diese Zusammenhänge nicht unbeachtet lassen darf. </text:span></text:p>
        </text:list-item>
        <text:list-item>
          <text:p text:style-name="P13"><text:span text:style-name="T2">Gesetze als stabile Begründungszusammenhänge sind Teil der </text:span><text:span text:style-name="T6">institutionalisierten Verfah</text:span><text:span text:style-name="T9">­</text:span><text:span text:style-name="T6">rensweisen</text:span><text:span text:style-name="T2">, in denen wir unser gesellschaftliches Zusammenleben ordnen und organisieren, </text:span><text:soft-page-break/><text:span text:style-name="T2">und bilden zusammen mit dem </text:span><text:span text:style-name="T6">gesellschaftlich verfügbaren Verfahrenswissen </text:span><text:span text:style-name="T2">sowie dem </text:span><text:span text:style-name="T6">privaten Verfahrenskönnen </text:span><text:span text:style-name="T2">den Dreiklang unseres Technikbegriffs. </text:span></text:p>
        </text:list-item>
        <text:list-item>
          <text:p text:style-name="P13"><text:span text:style-name="T2">Mit dem Fortschreiten der technologischen Entwicklung entwickeln sich auch diese stabilen Begründungszusammenhänge weiter.</text:span></text:p>
        </text:list-item>
      </text:list>
      <text:p text:style-name="P12"><text:span text:style-name="T2">Mit dem Fokus auf ingenieur-technisches Handeln knüpfen wir zugleich an eine Spezifik des 20. Jahrhunderts an, in dem sich die </text:span><text:span text:style-name="T6">Profession des Ingenieurs </text:span><text:span text:style-name="T2">erst flächendeckend entfaltet hat. In diesem Fahrwasser hat sich auch der </text:span><text:span text:style-name="T6">Wissenschaftsbegriff </text:span><text:span text:style-name="T2">selbst gewandelt, von einer noch stärker spekulativ geprägten Naturphilosophie des 19, Jahrhunderts zur „modernen Wissenschaft“ des 20. Jahrhunderts.</text:span></text:p>
      <text:p text:style-name="P12"><text:span text:style-name="T2">Ich hoffe, dass wir diese Aspekte in der heutigen Diskussion aufgreifen und vertiefen können.</text:span></text:p>
      <text:p text:style-name="P14"><text:span text:style-name="T3">Wir beginnen die Diskussion mit dem Impulsbeitrag von Nikolay Shpakovsky, </text:span><text:span text:style-name="T4">Target Invention Minsk, langjähriger Consultant bei SAMSUNG, TRIZ Master Nummer 69, Mitglied im TRIZ Master Council, zum wichtigen Begriff des </text:span><text:span text:style-name="T8">Systems </text:span><text:span text:style-name="T4">als grundlegendem Strukturierungsansatz nicht nur in der Welt der Ingenieur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0:21:26.514851942</meta:creation-date>
    <dc:date>2021-02-03T11:53:24.710744083</dc:date>
    <meta:editing-duration>PT27M38S</meta:editing-duration>
    <meta:editing-cycles>6</meta:editing-cycles>
    <meta:generator>LibreOffice/6.4.6.2$Linux_X86_64 LibreOffice_project/40$Build-2</meta:generator>
    <meta:document-statistic meta:table-count="0" meta:image-count="0" meta:object-count="0" meta:page-count="3" meta:paragraph-count="25" meta:word-count="1162" meta:character-count="8023" meta:non-whitespace-character-count="6875"/>
  </office:meta>
</office:document-meta>
</file>